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b204d" officeooo:paragraph-rsid="000b204d"/>
    </style:style>
    <style:style style:name="P2" style:family="paragraph" style:parent-style-name="Standard">
      <style:paragraph-properties fo:line-height="150%"/>
      <style:text-properties officeooo:rsid="000b204d" officeooo:paragraph-rsid="000f12f1"/>
    </style:style>
    <style:style style:name="P3" style:family="paragraph" style:parent-style-name="Standard">
      <style:paragraph-properties fo:line-height="150%"/>
      <style:text-properties officeooo:rsid="000b204d" officeooo:paragraph-rsid="00103b6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9043" style:font-weight-asian="bold" style:font-weight-complex="bold"/>
    </style:style>
    <style:style style:name="T3" style:family="text">
      <style:text-properties fo:font-weight="bold" officeooo:rsid="000c795a" style:font-weight-asian="bold" style:font-weight-complex="bold"/>
    </style:style>
    <style:style style:name="T4" style:family="text">
      <style:text-properties officeooo:rsid="000c795a"/>
    </style:style>
    <style:style style:name="T5" style:family="text">
      <style:text-properties officeooo:rsid="000d8270"/>
    </style:style>
    <style:style style:name="T6" style:family="text">
      <style:text-properties officeooo:rsid="000d9043"/>
    </style:style>
    <style:style style:name="T7" style:family="text">
      <style:text-properties officeooo:rsid="000f12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nstituição</text:span> – lei suprema e fundamental do estado.</text:p>
      <text:p text:style-name="P1"><text:s text:c="8"/>As outras normas precisam ser compatíveis caso contrário sera inconstitucional.</text:p>
      <text:p text:style-name="P2"><text:s text:c="8"/>Determina a organização político-juridica do estado</text:p>
      <text:p text:style-name="P2"><text:s text:c="8"/>Como se estrutura o estado. Como se da o exercicio e competencias dos órgãos</text:p>
      <text:p text:style-name="P2"><text:s text:c="8"/>Determina que o Brasil é uma republica a federativa, por exemplo.</text:p>
      <text:p text:style-name="P2"/>
      <text:p text:style-name="P2"><text:span text:style-name="T1"><text:s text:c="8"/>José Joaquim Gomes</text:span></text:p>
      <text:p text:style-name="P2"><text:span text:style-name="T1"><text:s text:c="16"/>Constituição ideal</text:span> (4 característica)</text:p>
      <text:p text:style-name="P2"><text:s text:c="24"/>Deve ser escrita (nem todas são escritas</text:p>
      <text:p text:style-name="P2"><text:s text:c="32"/>Maior segurança</text:p>
      <text:p text:style-name="P2"><text:s text:c="24"/>Deve conter um sistema de direitos fundamentais individuais (liberdades negativas)</text:p>
      <text:p text:style-name="P2"><text:s text:c="32"/>Liberdade negativas – proíbe o estado de intervir na vida indivíduo </text:p>
      <text:p text:style-name="P2"><text:s text:c="32"/>(limita <text:span text:style-name="T7">o </text:span>poder do estado)</text:p>
      <text:p text:style-name="P2"><text:s text:c="24"/>Tem que consagrar (adotar) um sistema democrático</text:p>
      <text:p text:style-name="P2"><text:s text:c="24"/>Deve reconhecer o principio da separação de poderes (estruturante)</text:p>
      <text:p text:style-name="P2"/>
      <text:p text:style-name="P2"><text:s text:c="8"/>Concepções ou sentidos de constituições</text:p>
      <text:p text:style-name="P2"><text:s text:c="16"/><text:span text:style-name="T6">Sentindo Sociológico</text:span></text:p>
      <text:p text:style-name="P2"><text:s text:c="24"/>Autor <text:span text:style-name="T1">Ferdnand Lessale</text:span></text:p>
      <text:p text:style-name="P2"><text:span text:style-name="T1"><text:s text:c="24"/></text:span>A constituição é a soma dos fatores reais de poder que vigoram na sociedade.</text:p>
      <text:p text:style-name="P2"><text:s text:c="32"/>Fatores reais: Baseada em choques de poderes (exemplo, antigamente existia</text:p>
      <text:p text:style-name="P2"><text:s text:c="33"/>burguesia, contra a classe trabalhadora), “vida real”.</text:p>
      <text:p text:style-name="P2"><text:s text:c="32"/><text:span text:style-name="T6">A constituição escrita deve tomar como base esses fatores. Caso contrário será</text:span></text:p>
      <text:p text:style-name="P2"><text:s text:c="32"/><text:span text:style-name="T6"><text:s/>apenas uma folha de papel.</text:span></text:p>
      <text:p text:style-name="P2"><text:s text:c="24"/>É um fato social</text:p>
      <text:p text:style-name="P2"><text:s text:c="24"/>Constituição real (efetiva) x Constituição escrita (folha de papel)</text:p>
      <text:p text:style-name="P2"><text:s text:c="32"/>Em conflito a que prevalece é a constituição real</text:p>
      <text:p text:style-name="P2"><text:s text:c="32"/>O ideal é que haja concordância</text:p>
      <text:p text:style-name="P2"/>
      <text:p text:style-name="P2"><text:s text:c="16"/><text:span text:style-name="T6">Sentido </text:span>Jurídico</text:p>
      <text:p text:style-name="P2"><text:s text:c="24"/>Autor Professor Hans Kelseng (escreveu Teoria Pura do Direito)</text:p>
      <text:p text:style-name="P2"><text:s text:c="24"/>Constituição é norma jurídica pura. <text:span text:style-name="T4">Ela deve ser considerada como uma norma, a</text:span></text:p>
      <text:p text:style-name="P2"><text:s text:c="24"/><text:span text:style-name="T4"><text:s/>mais importante. Sem cujo filosofico, politico ou outra qualquer outra consideração.</text:span></text:p>
      <text:p text:style-name="P2"><text:s text:c="24"/><text:span text:style-name="T4">Pirâmide de Kelseng (ordenamento juridico)</text:span></text:p>
      <text:p text:style-name="P2"><text:s text:c="32"/><text:span text:style-name="T4">Topo: Constituição Federal (CF)</text:span></text:p>
      <text:p text:style-name="P2"><text:soft-page-break/><text:s text:c="32"/><text:span text:style-name="T4">Meio: Leis e outras</text:span></text:p>
      <text:p text:style-name="P2"><text:s text:c="32"/><text:span text:style-name="T4">Baixo: Decretos, portarias e outras</text:span></text:p>
      <text:p text:style-name="P2"><text:s text:c="32"/><text:span text:style-name="T4">As normas inferiores encontra o seu fundamento de validade na camada acima</text:span></text:p>
      <text:p text:style-name="P2"><text:s text:c="32"/><text:span text:style-name="T4">A CF encontra sua norma de validade em que?</text:span></text:p>
      <text:p text:style-name="P2"><text:s text:c="40"/><text:span text:style-name="T4">Setindo lógico juridico – É a norma que esta </text:span><text:span text:style-name="T3">pressuposta</text:span><text:span text:style-name="T4">. Norma </text:span></text:p>
      <text:p text:style-name="P2"><text:s text:c="41"/><text:span text:style-name="T7">hipotética fundamental. Ela não existe no mundo real, ela é transcedental.</text:span></text:p>
      <text:p text:style-name="P2"><text:s text:c="48"/><text:span text:style-name="T7">Fala para seguir a constituição positivada (documento solene)</text:span></text:p>
      <text:p text:style-name="P2"><text:s text:c="40"/><text:span text:style-name="T7">Setindo juridico-positivo – A normal está posta, escrita, positivada</text:span></text:p>
      <text:p text:style-name="P2"><text:s text:c="40"/><text:span text:style-name="T7"><text:s/>(constituição escrita). Norma positiva suprema.</text:span></text:p>
      <text:p text:style-name="P2"><text:s text:c="48"/><text:span text:style-name="T7">Essa é a própria constituição.</text:span></text:p>
      <text:p text:style-name="P2"><text:s text:c="48"/><text:span text:style-name="T7">Constituição positivada</text:span></text:p>
      <text:p text:style-name="P3"><text:s text:c="48"/><text:span text:style-name="T7">Ela tem validade na normal hipotética fundamental.</text:span></text:p>
      <text:p text:style-name="P3"/>
      <text:p text:style-name="P3"><text:s text:c="8"/><text:span text:style-name="T7">Sentido Político</text:span></text:p>
      <text:p text:style-name="P3"><text:s text:c="16"/><text:span text:style-name="T7">Autor Professor Carl Schmitt</text:span></text:p>
      <text:p text:style-name="P3"><text:s text:c="16"/><text:span text:style-name="T7">É uma decisão política fundamental manifestada pela vontade do</text:span><text:span text:style-name="T2"> titular do poder </text:span></text:p>
      <text:p text:style-name="P3"><text:span text:style-name="T1"><text:s text:c="17"/></text:span><text:span text:style-name="T2">constituinte</text:span><text:span text:style-name="T6"> (povo).</text:span></text:p>
      <text:p text:style-name="P3"><text:s text:c="25"/><text:span text:style-name="T6">Que é a constituição</text:span></text:p>
      <text:p text:style-name="P3"><text:s text:c="16"/><text:span text:style-name="T6">Teoria voluntárista, decisionista.</text:span></text:p>
      <text:p text:style-name="P3"><text:s text:c="16"/><text:span text:style-name="T6">Definição</text:span></text:p>
      <text:p text:style-name="P3"><text:s text:c="24"/><text:span text:style-name="T6">Leis constituicionais</text:span></text:p>
      <text:p text:style-name="P3"><text:s text:c="32"/><text:span text:style-name="T6">Não são tão importantes assim, não tratam de matérias (ele vai dar esse conceito</text:span></text:p>
      <text:p text:style-name="P3"><text:s text:c="32"/><text:span text:style-name="T6"><text:s/>de maneira mais detalhada)</text:span></text:p>
      <text:p text:style-name="P3"><text:s text:c="32"/><text:span text:style-name="T6">Formalmente, fazem parte do texto constituicional, mas não tem tanto </text:span></text:p>
      <text:p text:style-name="P3"><text:s text:c="33"/><text:span text:style-name="T6">relevancia política assim.</text:span></text:p>
      <text:p text:style-name="P3"><text:s text:c="24"/><text:span text:style-name="T6">Constituição</text:span></text:p>
      <text:p text:style-name="P3"><text:span text:style-name="T1"><text:s text:c="32"/></text:span><text:span text:style-name="T3">Matérias</text:span><text:span text:style-name="T4"> de grande relevância política, precisam estar na constituição, ex:</text:span></text:p>
      <text:p text:style-name="P3"><text:s text:c="40"/><text:span text:style-name="T4">Sistema de governo</text:span></text:p>
      <text:p text:style-name="P3"><text:s text:c="40"/><text:span text:style-name="T4">Direitos e garantias fundamentais</text:span></text:p>
      <text:p text:style-name="P3"/>
      <text:p text:style-name="P3"><text:s text:c="8"/><text:span text:style-name="T4">Sentido Cultural</text:span></text:p>
      <text:p text:style-name="P3"><text:s text:c="16"/><text:span text:style-name="T4">Autor Professor Meireless Teixeira (brasileiro)</text:span></text:p>
      <text:p text:style-name="P3"><text:s text:c="24"/><text:span text:style-name="T4">Direito só pode ser entendido como um objeto cultur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7T15:32:09.821012266</meta:creation-date>
    <meta:generator>LibreOffice/4.2.8.2$Linux_X86_64 LibreOffice_project/420m0$Build-2</meta:generator>
    <dc:date>2016-12-27T16:53:17.164087932</dc:date>
    <meta:editing-duration>PT15M1S</meta:editing-duration>
    <meta:editing-cycles>3</meta:editing-cycles>
    <meta:document-statistic meta:table-count="0" meta:image-count="0" meta:object-count="0" meta:page-count="2" meta:paragraph-count="63" meta:word-count="416" meta:character-count="4501" meta:non-whitespace-character-count="2499"/>
  </office:meta>
</office:document-meta>
</file>